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font-weight="bold"/>
    </style:style>
    <style:style style:name="P3" style:family="paragraph" style:parent-style-name="Text_20_body">
      <style:paragraph-properties fo:text-align="start" style:justify-single-word="false" style:writing-mode="lr-tb"/>
    </style:style>
    <style:style style:name="T1" style:family="text">
      <style:text-properties fo:font-weight="bold"/>
    </style:style>
    <style:style style:name="T2" style:family="text">
      <style:text-properties officeooo:rsid="000e34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03fdef6-7fff-0cf2-9ae1-945a949ca279"/><text:span text:style-name="T1">¿Sabrías explicar la diferencia entre desarrollo web del lado del cliente y desarrollo web del lado del servidor?</text:span></text:p>
      <text:p text:style-name="P3"><text:bookmark text:name="yui_3_17_2_1_1632836139776_1445"/>Se diferencia en que el desarrollo web del lado del cliente se centran en los componentes de software que se pretenden ejecutar desde el equipo del cliente, mientras que desde el lado del servidor, el software que desarrollemos estará destinado a ejecutarse en el propio equipo servidor, y no en los clientes. SUS componentes se centrarán en la estabilidad y seguridad, a la hora de realizar el software que compondrá nuestra aplicación web.</text:p>
      <text:p text:style-name="P3"/>
      <text:p text:style-name="P2"><text:bookmark text:name="docs-internal-guid-31b0eb7b-7fff-669c-1a28-f4333c7899bb"/>¿Qué navegadores consideras que son los más utilizados en la actualidad? ¿Qué navegador sueles utilizar?</text:p>
      <text:p text:style-name="P3"><text:bookmark text:name="yui_3_17_2_1_1632836518907_670"/>Los navegadores basados en el proyecto Chroium, que a día de hoy son la gran parte de los navegadores disponibles (Google Chrome, MS Edge, Brave, etc.).</text:p>
      <text:p text:style-name="P3"><text:bookmark text:name="yui_3_17_2_1_1632836518907_997"/>Mi navegador principal es Mozilla Firefox, aunque he pasado casi un  año usando MS Edge.</text:p>
      <text:p text:style-name="P3"/>
      <text:p text:style-name="P2"><text:bookmark text:name="docs-internal-guid-4b67dd3a-7fff-0d89-2b78-824e24be952a"/>¿Cuál es la función principal de un navegador? Describe con tus palabras cómo crees que se lleva a cabo esa función.</text:p>
      <text:p text:style-name="P3">La función principal de un navegador es comunicarse con los servidores que ofrecen sitios web para el intercambio de datos, principalmente documentos HTML que debe interpretar y renderizar.</text:p>
      <text:p text:style-name="P2"><text:bookmark text:name="docs-internal-guid-759e46e1-7fff-ab19-0cdc-936cee896a34"/>¿Cuál es la diferencia entre un proceso y un hilo dentro de la ejecución de una aplicación?</text:p>
      <text:p text:style-name="P3">Un proceso refiere a un programa que se encuentra activo en el sistema y está haciendo uso de los recursos del equipo. Un hilo dentro de la ejecución de una aplicación vendría a definir una parte concreta de todos los componentes que forman una aplicación. Estos podrían considerarse subprocesos, de los que dependería el proceso principal; la aplicación en sí.</text:p>
      <text:p text:style-name="P3">?<text:span text:style-name="T2">Que es un script</text:span>?</text:p>
      <text:p text:style-name="P3">Un conjunto de lineas de código que pueden realizar una determinada acción.</text:p>
      <text:p text:style-name="P2"><text:bookmark text:name="docs-internal-guid-8fc9c7c8-7fff-2bf5-207f-4e267651cee6"/>Cuenta lo que sepas de package.json. ¿En que módulos lo has aprendido?</text:p>
      <text:p text:style-name="P2"><text:bookmark text:name="docs-internal-guid-d75169e4-7fff-687b-dbcc-fbdd6236456e"/>¿Qué es un linter?</text:p>
      <text:p text:style-name="P3"/>
      <text:p text:style-name="P3"/>
      <text:p text:style-name="P3"><text:bookmark text:name="yui_3_17_2_1_1632836139776_1926"/></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5:41:43.785569033</meta:creation-date>
    <dc:date>2021-09-28T18:56:28.690532806</dc:date>
    <meta:editing-duration>PT2H54M23S</meta:editing-duration>
    <meta:editing-cycles>1</meta:editing-cycles>
    <meta:generator>LibreOffice/7.1.6.2$Linux_X86_64 LibreOffice_project/10$Build-2</meta:generator>
    <meta:document-statistic meta:table-count="0" meta:image-count="0" meta:object-count="0" meta:page-count="1" meta:paragraph-count="13" meta:word-count="305" meta:character-count="1836" meta:non-whitespace-character-count="1543"/>
  </office:meta>
</office:document-meta>
</file>